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0704" calcext:value-type="float">
            <text:p>73.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4712" calcext:value-type="float">
            <text:p>73.5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6424" calcext:value-type="float">
            <text:p>73.4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0976" calcext:value-type="float">
            <text:p>73.3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4024" calcext:value-type="float">
            <text:p>73.3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3168" calcext:value-type="float">
            <text:p>73.3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4024" calcext:value-type="float">
            <text:p>73.3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0704" calcext:value-type="float">
            <text:p>73.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4024" calcext:value-type="float">
            <text:p>73.3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3752" calcext:value-type="float">
            <text:p>73.4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0704" calcext:value-type="float">
            <text:p>73.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2896" calcext:value-type="float">
            <text:p>73.4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3168" calcext:value-type="float">
            <text:p>73.3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964" calcext:value-type="float">
            <text:p>73.3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3064" calcext:value-type="float">
            <text:p>73.2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964" calcext:value-type="float">
            <text:p>73.3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0496" calcext:value-type="float">
            <text:p>73.3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7928" calcext:value-type="float">
            <text:p>73.3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3168" calcext:value-type="float">
            <text:p>73.3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8136" calcext:value-type="float">
            <text:p>73.4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8136" calcext:value-type="float">
            <text:p>73.4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3752" calcext:value-type="float">
            <text:p>73.4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8304" calcext:value-type="float">
            <text:p>73.2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6488" calcext:value-type="float">
            <text:p>73.2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1832" calcext:value-type="float">
            <text:p>73.3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1352" calcext:value-type="float">
            <text:p>73.3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0976" calcext:value-type="float">
            <text:p>73.3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0496" calcext:value-type="float">
            <text:p>73.3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0872" calcext:value-type="float">
            <text:p>73.2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1728" calcext:value-type="float">
            <text:p>73.2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3544" calcext:value-type="float">
            <text:p>73.3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0976" calcext:value-type="float">
            <text:p>73.3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3752" calcext:value-type="float">
            <text:p>73.4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4024" calcext:value-type="float">
            <text:p>73.3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584" calcext:value-type="float">
            <text:p>73.2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6112" calcext:value-type="float">
            <text:p>73.2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6424" calcext:value-type="float">
            <text:p>73.4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7384" calcext:value-type="float">
            <text:p>73.5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4336" calcext:value-type="float">
            <text:p>73.5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4712" calcext:value-type="float">
            <text:p>73.5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7928" calcext:value-type="float">
            <text:p>73.3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964" calcext:value-type="float">
            <text:p>73.3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8136" calcext:value-type="float">
            <text:p>73.4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8136" calcext:value-type="float">
            <text:p>73.4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6048" calcext:value-type="float">
            <text:p>73.5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5088" calcext:value-type="float">
            <text:p>73.4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9576" calcext:value-type="float">
            <text:p>73.5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4712" calcext:value-type="float">
            <text:p>73.5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3168" calcext:value-type="float">
            <text:p>73.3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6592" calcext:value-type="float">
            <text:p>73.3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0808" calcext:value-type="float">
            <text:p>73.5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6424" calcext:value-type="float">
            <text:p>73.4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5088" calcext:value-type="float">
            <text:p>73.4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4712" calcext:value-type="float">
            <text:p>73.5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4712" calcext:value-type="float">
            <text:p>73.5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6424" calcext:value-type="float">
            <text:p>73.4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2896" calcext:value-type="float">
            <text:p>73.4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0976" calcext:value-type="float">
            <text:p>73.3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9472" calcext:value-type="float">
            <text:p>73.4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0704" calcext:value-type="float">
            <text:p>73.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5944" calcext:value-type="float">
            <text:p>73.4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3752" calcext:value-type="float">
            <text:p>73.4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5088" calcext:value-type="float">
            <text:p>73.4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3856" calcext:value-type="float">
            <text:p>73.5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6048" calcext:value-type="float">
            <text:p>73.5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3" calcext:value-type="float">
            <text:p>73.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8136" calcext:value-type="float">
            <text:p>73.4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4712" calcext:value-type="float">
            <text:p>73.5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4024" calcext:value-type="float">
            <text:p>73.3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2896" calcext:value-type="float">
            <text:p>73.4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3376" calcext:value-type="float">
            <text:p>73.4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2896" calcext:value-type="float">
            <text:p>73.4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0976" calcext:value-type="float">
            <text:p>73.3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4776" calcext:value-type="float">
            <text:p>73.2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0704" calcext:value-type="float">
            <text:p>73.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0496" calcext:value-type="float">
            <text:p>73.3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6592" calcext:value-type="float">
            <text:p>73.3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0704" calcext:value-type="float">
            <text:p>73.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0-3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0704" calcext:value-type="float">
            <text:p>73.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9472" calcext:value-type="float">
            <text:p>73.4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0704" calcext:value-type="float">
            <text:p>73.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0704" calcext:value-type="float">
            <text:p>73.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5568" calcext:value-type="float">
            <text:p>73.5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5944" calcext:value-type="float">
            <text:p>73.4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0704" calcext:value-type="float">
            <text:p>73.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3752" calcext:value-type="float">
            <text:p>73.4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3752" calcext:value-type="float">
            <text:p>73.4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3752" calcext:value-type="float">
            <text:p>73.4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0704" calcext:value-type="float">
            <text:p>73.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3752" calcext:value-type="float">
            <text:p>73.4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2896" calcext:value-type="float">
            <text:p>73.4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2896" calcext:value-type="float">
            <text:p>73.4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964" calcext:value-type="float">
            <text:p>73.3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8304" calcext:value-type="float">
            <text:p>73.2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0496" calcext:value-type="float">
            <text:p>73.3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6592" calcext:value-type="float">
            <text:p>73.3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7928" calcext:value-type="float">
            <text:p>73.3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4024" calcext:value-type="float">
            <text:p>73.3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1832" calcext:value-type="float">
            <text:p>73.3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0976" calcext:value-type="float">
            <text:p>73.3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3168" calcext:value-type="float">
            <text:p>73.3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6592" calcext:value-type="float">
            <text:p>73.3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8304" calcext:value-type="float">
            <text:p>73.2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7448" calcext:value-type="float">
            <text:p>73.3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6592" calcext:value-type="float">
            <text:p>73.3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0976" calcext:value-type="float">
            <text:p>73.3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0976" calcext:value-type="float">
            <text:p>73.3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5736" calcext:value-type="float">
            <text:p>73.3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964" calcext:value-type="float">
            <text:p>73.3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5736" calcext:value-type="float">
            <text:p>73.3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3168" calcext:value-type="float">
            <text:p>73.3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252" calcext:value-type="float">
            <text:p>73.5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3168" calcext:value-type="float">
            <text:p>73.3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7928" calcext:value-type="float">
            <text:p>73.3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5088" calcext:value-type="float">
            <text:p>73.4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4024" calcext:value-type="float">
            <text:p>73.3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4-0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4024" calcext:value-type="float">
            <text:p>73.3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0496" calcext:value-type="float">
            <text:p>73.3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3544" calcext:value-type="float">
            <text:p>73.3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1832" calcext:value-type="float">
            <text:p>73.3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6592" calcext:value-type="float">
            <text:p>73.3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4024" calcext:value-type="float">
            <text:p>73.3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4296" calcext:value-type="float">
            <text:p>73.2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2104" calcext:value-type="float">
            <text:p>73.2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1352" calcext:value-type="float">
            <text:p>73.3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8304" calcext:value-type="float">
            <text:p>73.2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3064" calcext:value-type="float">
            <text:p>73.2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4024" calcext:value-type="float">
            <text:p>73.3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1832" calcext:value-type="float">
            <text:p>73.3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8784" calcext:value-type="float">
            <text:p>73.3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3752" calcext:value-type="float">
            <text:p>73.4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5736" calcext:value-type="float">
            <text:p>73.3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1352" calcext:value-type="float">
            <text:p>73.3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5736" calcext:value-type="float">
            <text:p>73.3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2-21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3752" calcext:value-type="float">
            <text:p>73.4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0976" calcext:value-type="float">
            <text:p>73.3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584" calcext:value-type="float">
            <text:p>73.2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5256" calcext:value-type="float">
            <text:p>73.2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2896" calcext:value-type="float">
            <text:p>73.4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8136" calcext:value-type="float">
            <text:p>73.4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776" calcext:value-type="float">
            <text:p>73.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0704" calcext:value-type="float">
            <text:p>73.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6904" calcext:value-type="float">
            <text:p>73.5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1664" calcext:value-type="float">
            <text:p>73.5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4776" calcext:value-type="float">
            <text:p>73.2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0392" calcext:value-type="float">
            <text:p>73.2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7448" calcext:value-type="float">
            <text:p>73.3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1832" calcext:value-type="float">
            <text:p>73.3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1832" calcext:value-type="float">
            <text:p>73.3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7928" calcext:value-type="float">
            <text:p>73.3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2896" calcext:value-type="float">
            <text:p>73.4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5944" calcext:value-type="float">
            <text:p>73.4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3752" calcext:value-type="float">
            <text:p>73.4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1664" calcext:value-type="float">
            <text:p>73.5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8136" calcext:value-type="float">
            <text:p>73.4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964" calcext:value-type="float">
            <text:p>73.3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1352" calcext:value-type="float">
            <text:p>73.3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3376" calcext:value-type="float">
            <text:p>73.4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5568" calcext:value-type="float">
            <text:p>73.5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0704" calcext:value-type="float">
            <text:p>73.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7448" calcext:value-type="float">
            <text:p>73.3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3544" calcext:value-type="float">
            <text:p>73.3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5944" calcext:value-type="float">
            <text:p>73.4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4712" calcext:value-type="float">
            <text:p>73.5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0328" calcext:value-type="float">
            <text:p>73.4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0704" calcext:value-type="float">
            <text:p>73.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4712" calcext:value-type="float">
            <text:p>73.5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1664" calcext:value-type="float">
            <text:p>73.5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3376" calcext:value-type="float">
            <text:p>73.4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0704" calcext:value-type="float">
            <text:p>73.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964" calcext:value-type="float">
            <text:p>73.3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6968" calcext:value-type="float">
            <text:p>73.2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5256" calcext:value-type="float">
            <text:p>73.2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4024" calcext:value-type="float">
            <text:p>73.3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3376" calcext:value-type="float">
            <text:p>73.4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3168" calcext:value-type="float">
            <text:p>73.3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3752" calcext:value-type="float">
            <text:p>73.4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3752" calcext:value-type="float">
            <text:p>73.4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4024" calcext:value-type="float">
            <text:p>73.3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7928" calcext:value-type="float">
            <text:p>73.3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1832" calcext:value-type="float">
            <text:p>73.3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964" calcext:value-type="float">
            <text:p>73.3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5736" calcext:value-type="float">
            <text:p>73.3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0976" calcext:value-type="float">
            <text:p>73.3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4024" calcext:value-type="float">
            <text:p>73.3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6592" calcext:value-type="float">
            <text:p>73.3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3168" calcext:value-type="float">
            <text:p>73.3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6-01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6944" calcext:value-type="float">
            <text:p>73.8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21</text:p>
          </table:table-cell>
          <table:table-cell office:value-type="string" calcext:value-type="string">
            <text:p>Blanket Quad</text:p>
          </table:table-cell>
          <table:table-cell office:value-type="string" calcext:value-type="string">
            <text:p>2023-05-1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562" meta:object-count="0"/>
    <meta:user-defined meta:name="AppVersion">3.0</meta:user-defined>
  </office:meta>
</office:document-meta>
</file>